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20pt" fo:font-weight="bold"/>
    </style:style>
    <style:style style:name="ce2" style:family="table-cell" style:parent-style-name="Default">
      <style:table-cell-properties fo:border="none"/>
      <style:text-properties fo:font-size="10pt" fo:font-weight="bold"/>
    </style:style>
    <style:style style:name="ce3" style:family="table-cell" style:parent-style-name="Default">
      <style:table-cell-properties fo:border="0.018cm solid #000000"/>
      <style:text-properties fo:font-weight="bold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Default">
      <style:text-properties fo:font-size="20pt" fo:font-weight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="0.018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="none"/>
      <style:text-properties fo:font-weight="bold"/>
    </style:style>
    <style:style style:name="ce13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jercicio 1</text:p>
          </table:table-cell>
          <table:table-cell table:style-name="ce12" table:number-columns-repeated="3"/>
          <table:table-cell table:number-columns-repeated="6"/>
        </table:table-row>
        <table:table-row table:style-name="ro2">
          <table:table-cell table:style-name="ce2"/>
          <table:table-cell table:style-name="ce12" table:number-columns-repeated="3"/>
          <table:table-cell table:number-columns-repeated="6"/>
        </table:table-row>
        <table:table-row table:style-name="ro2">
          <table:table-cell table:style-name="ce3" office:value-type="string">
            <text:p>Tipo delito</text:p>
          </table:table-cell>
          <table:table-cell table:style-name="ce3" office:value-type="string">
            <text:p>F. absoluta</text:p>
          </table:table-cell>
          <table:table-cell table:style-name="ce3" office:value-type="string">
            <text:p>F. relativa</text:p>
          </table:table-cell>
          <table:table-cell table:style-name="ce3" office:value-type="string">
            <text:p>Porcentaj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Homicidio</text:p>
          </table:table-cell>
          <table:table-cell table:style-name="ce4" office:value-type="float" office:value="0">
            <text:p>0</text:p>
          </table:table-cell>
          <table:table-cell table:style-name="ce4" table:formula="of:=[.B4]/[.$B$10]" office:value-type="float" office:value="0">
            <text:p>0</text:p>
          </table:table-cell>
          <table:table-cell table:style-name="ce4" table:formula="of:=[.C4]*100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Lesiones</text:p>
          </table:table-cell>
          <table:table-cell table:style-name="ce4" office:value-type="float" office:value="31">
            <text:p>31</text:p>
          </table:table-cell>
          <table:table-cell table:style-name="ce4" table:formula="of:=[.B5]/[.$B$10]" office:value-type="float" office:value="0.0724299065420561">
            <text:p>0,07</text:p>
          </table:table-cell>
          <table:table-cell table:style-name="ce4" table:formula="of:=[.C5]*100" office:value-type="float" office:value="7.24299065420561">
            <text:p>7,24</text:p>
          </table:table-cell>
          <table:table-cell table:number-columns-repeated="6"/>
        </table:table-row>
        <table:table-row table:style-name="ro2">
          <table:table-cell table:style-name="ce4" office:value-type="string">
            <text:p>Libertad sexual</text:p>
          </table:table-cell>
          <table:table-cell table:style-name="ce4" office:value-type="float" office:value="12">
            <text:p>12</text:p>
          </table:table-cell>
          <table:table-cell table:style-name="ce4" table:formula="of:=[.B6]/[.$B$10]" office:value-type="float" office:value="0.0280373831775701">
            <text:p>0,03</text:p>
          </table:table-cell>
          <table:table-cell table:style-name="ce4" table:formula="of:=[.C6]*100" office:value-type="float" office:value="2.80373831775701">
            <text:p>2,8</text:p>
          </table:table-cell>
          <table:table-cell table:number-columns-repeated="6"/>
        </table:table-row>
        <table:table-row table:style-name="ro2">
          <table:table-cell table:style-name="ce4" office:value-type="string">
            <text:p>Hurto</text:p>
          </table:table-cell>
          <table:table-cell table:style-name="ce4" office:value-type="float" office:value="69">
            <text:p>69</text:p>
          </table:table-cell>
          <table:table-cell table:style-name="ce4" table:formula="of:=[.B7]/[.$B$10]" office:value-type="float" office:value="0.161214953271028">
            <text:p>0,16</text:p>
          </table:table-cell>
          <table:table-cell table:style-name="ce4" table:formula="of:=[.C7]*100" office:value-type="float" office:value="16.1214953271028">
            <text:p>16,12</text:p>
          </table:table-cell>
          <table:table-cell table:number-columns-repeated="6"/>
        </table:table-row>
        <table:table-row table:style-name="ro2">
          <table:table-cell table:style-name="ce4" office:value-type="string">
            <text:p>Robo</text:p>
          </table:table-cell>
          <table:table-cell table:style-name="ce4" office:value-type="float" office:value="306">
            <text:p>306</text:p>
          </table:table-cell>
          <table:table-cell table:style-name="ce4" table:formula="of:=[.B8]/[.$B$10]" office:value-type="float" office:value="0.714953271028037">
            <text:p>0,71</text:p>
          </table:table-cell>
          <table:table-cell table:style-name="ce4" table:formula="of:=[.C8]*100" office:value-type="float" office:value="71.4953271028037">
            <text:p>71,5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lud</text:p>
          </table:table-cell>
          <table:table-cell table:style-name="ce4" office:value-type="float" office:value="10">
            <text:p>10</text:p>
          </table:table-cell>
          <table:table-cell table:style-name="ce4" table:formula="of:=[.B9]/[.$B$10]" office:value-type="float" office:value="0.0233644859813084">
            <text:p>0,02</text:p>
          </table:table-cell>
          <table:table-cell table:style-name="ce4" table:formula="of:=[.C9]*100" office:value-type="float" office:value="2.33644859813084">
            <text:p>2,34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uma</text:p>
          </table:table-cell>
          <table:table-cell table:style-name="ce4" table:formula="of:=SUM([.B4:.B9])" office:value-type="float" office:value="428">
            <text:p>428</text:p>
          </table:table-cell>
          <table:table-cell table:style-name="ce4" table:formula="of:=SUM([.C4:.C9])" office:value-type="float" office:value="1">
            <text:p>1</text:p>
          </table:table-cell>
          <table:table-cell table:style-name="ce4" table:formula="of:=SUM([.D4:.D9])" office:value-type="float" office:value="100">
            <text:p>100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frame table:end-cell-address="Hoja1.E28" table:end-x="0.442cm" table:end-y="0.44cm" draw:z-index="0" draw:style-name="gr1" svg:width="8cm" svg:height="7cm" svg:x="1.952cm" svg:y="0.214cm">
              <draw:object draw:notify-on-update-of-ranges="Hoja1.A4:Hoja1.A9 Hoja1.D4:Hoja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7">
          <table:table-cell table:number-columns-repeated="10"/>
        </table:table-row>
        <table:table-row table:style-name="ro3">
          <table:table-cell table:style-name="ce5" office:value-type="string">
            <text:p>Ejercicio 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Año</text:p>
          </table:table-cell>
          <table:table-cell table:style-name="ce3" office:value-type="string">
            <text:p>F. absoluta</text:p>
          </table:table-cell>
          <table:table-cell table:style-name="ce3" office:value-type="string">
            <text:p>F. relativa</text:p>
          </table:table-cell>
          <table:table-cell table:style-name="ce3" office:value-type="string">
            <text:p>Porcentaje</text:p>
          </table:table-cell>
          <table:table-cell table:style-name="ce3" office:value-type="string">
            <text:p>F. abs. Acum.</text:p>
          </table:table-cell>
          <table:table-cell table:style-name="ce3" office:value-type="string">
            <text:p>F. rel. Acum.</text:p>
          </table:table-cell>
          <table:table-cell table:number-columns-repeated="4"/>
        </table:table-row>
        <table:table-row table:style-name="ro2">
          <table:table-cell table:style-name="ce4" office:value-type="float" office:value="1997">
            <text:p>1997</text:p>
          </table:table-cell>
          <table:table-cell table:style-name="ce4" office:value-type="float" office:value="244006">
            <text:p>244006</text:p>
          </table:table-cell>
          <table:table-cell table:style-name="ce4" table:formula="of:=[.B34]/[.$B$44]" office:value-type="float" office:value="0.119532912137142">
            <text:p>0,12</text:p>
          </table:table-cell>
          <table:table-cell table:style-name="ce4" table:formula="of:=[.C34]*100" office:value-type="float" office:value="11.9532912137142">
            <text:p>11,95</text:p>
          </table:table-cell>
          <table:table-cell table:style-name="ce4" table:formula="of:=[.B34]" office:value-type="float" office:value="244006">
            <text:p>244006</text:p>
          </table:table-cell>
          <table:table-cell table:style-name="ce4" table:formula="of:=[.E34]/[.$B$44]" office:value-type="float" office:value="0.119532912137142">
            <text:p>0,12</text:p>
          </table:table-cell>
          <table:table-cell table:number-columns-repeated="4"/>
        </table:table-row>
        <table:table-row table:style-name="ro2">
          <table:table-cell table:style-name="ce4" office:value-type="float" office:value="1998">
            <text:p>1998</text:p>
          </table:table-cell>
          <table:table-cell table:style-name="ce4" office:value-type="float" office:value="237310">
            <text:p>237310</text:p>
          </table:table-cell>
          <table:table-cell table:style-name="ce4" table:formula="of:=[.B35]/[.$B$44]" office:value-type="float" office:value="0.116252696160198">
            <text:p>0,12</text:p>
          </table:table-cell>
          <table:table-cell table:style-name="ce4" table:formula="of:=[.C35]*100" office:value-type="float" office:value="11.6252696160198">
            <text:p>11,63</text:p>
          </table:table-cell>
          <table:table-cell table:style-name="ce4" table:formula="of:=[.B35]+[.E34]" office:value-type="float" office:value="481316">
            <text:p>481316</text:p>
          </table:table-cell>
          <table:table-cell table:style-name="ce4" table:formula="of:=[.E35]/[.$B$44]" office:value-type="float" office:value="0.23578560829734">
            <text:p>0,24</text:p>
          </table:table-cell>
          <table:table-cell table:number-columns-repeated="4"/>
        </table:table-row>
        <table:table-row table:style-name="ro2">
          <table:table-cell table:style-name="ce4" office:value-type="float" office:value="1999">
            <text:p>1999</text:p>
          </table:table-cell>
          <table:table-cell table:style-name="ce4" office:value-type="float" office:value="227282">
            <text:p>227282</text:p>
          </table:table-cell>
          <table:table-cell table:style-name="ce4" table:formula="of:=[.B36]/[.$B$44]" office:value-type="float" office:value="0.111340210225789">
            <text:p>0,11</text:p>
          </table:table-cell>
          <table:table-cell table:style-name="ce4" table:formula="of:=[.C36]*100" office:value-type="float" office:value="11.1340210225789">
            <text:p>11,13</text:p>
          </table:table-cell>
          <table:table-cell table:style-name="ce4" table:formula="of:=[.B36]+[.E35]" office:value-type="float" office:value="708598">
            <text:p>708598</text:p>
          </table:table-cell>
          <table:table-cell table:style-name="ce4" table:formula="of:=[.E36]/[.$B$44]" office:value-type="float" office:value="0.347125818523129">
            <text:p>0,35</text:p>
          </table:table-cell>
          <table:table-cell table:number-columns-repeated="4"/>
        </table:table-row>
        <table:table-row table:style-name="ro2">
          <table:table-cell table:style-name="ce4" office:value-type="float" office:value="2000">
            <text:p>2000</text:p>
          </table:table-cell>
          <table:table-cell table:style-name="ce4" office:value-type="float" office:value="206830">
            <text:p>206830</text:p>
          </table:table-cell>
          <table:table-cell table:style-name="ce4" table:formula="of:=[.B37]/[.$B$44]" office:value-type="float" office:value="0.101321247089519">
            <text:p>0,1</text:p>
          </table:table-cell>
          <table:table-cell table:style-name="ce4" table:formula="of:=[.C37]*100" office:value-type="float" office:value="10.1321247089519">
            <text:p>10,13</text:p>
          </table:table-cell>
          <table:table-cell table:style-name="ce4" table:formula="of:=[.B37]+[.E36]" office:value-type="float" office:value="915428">
            <text:p>915428</text:p>
          </table:table-cell>
          <table:table-cell table:style-name="ce4" table:formula="of:=[.E37]/[.$B$44]" office:value-type="float" office:value="0.448447065612647">
            <text:p>0,45</text:p>
          </table:table-cell>
          <table:table-cell table:number-columns-repeated="4"/>
        </table:table-row>
        <table:table-row table:style-name="ro2">
          <table:table-cell table:style-name="ce4" office:value-type="float" office:value="2001">
            <text:p>2001</text:p>
          </table:table-cell>
          <table:table-cell table:style-name="ce4" office:value-type="float" office:value="198098">
            <text:p>198098</text:p>
          </table:table-cell>
          <table:table-cell table:style-name="ce4" table:formula="of:=[.B38]/[.$B$44]" office:value-type="float" office:value="0.0970436416667769">
            <text:p>0,1</text:p>
          </table:table-cell>
          <table:table-cell table:style-name="ce4" table:formula="of:=[.C38]*100" office:value-type="float" office:value="9.70436416667769">
            <text:p>9,7</text:p>
          </table:table-cell>
          <table:table-cell table:style-name="ce4" table:formula="of:=[.B38]+[.E37]" office:value-type="float" office:value="1113526">
            <text:p>1113526</text:p>
          </table:table-cell>
          <table:table-cell table:style-name="ce4" table:formula="of:=[.E38]/[.$B$44]" office:value-type="float" office:value="0.545490707279424">
            <text:p>0,55</text:p>
          </table:table-cell>
          <table:table-cell table:number-columns-repeated="4"/>
        </table:table-row>
        <table:table-row table:style-name="ro2">
          <table:table-cell table:style-name="ce4" office:value-type="float" office:value="2002">
            <text:p>2002</text:p>
          </table:table-cell>
          <table:table-cell table:style-name="ce4" office:value-type="float" office:value="190544">
            <text:p>190544</text:p>
          </table:table-cell>
          <table:table-cell table:style-name="ce4" table:formula="of:=[.B39]/[.$B$44]" office:value-type="float" office:value="0.0933431112770161">
            <text:p>0,09</text:p>
          </table:table-cell>
          <table:table-cell table:style-name="ce4" table:formula="of:=[.C39]*100" office:value-type="float" office:value="9.33431112770161">
            <text:p>9,33</text:p>
          </table:table-cell>
          <table:table-cell table:style-name="ce4" table:formula="of:=[.B39]+[.E38]" office:value-type="float" office:value="1304070">
            <text:p>1304070</text:p>
          </table:table-cell>
          <table:table-cell table:style-name="ce4" table:formula="of:=[.E39]/[.$B$44]" office:value-type="float" office:value="0.63883381855644">
            <text:p>0,64</text:p>
          </table:table-cell>
          <table:table-cell table:number-columns-repeated="4"/>
        </table:table-row>
        <table:table-row table:style-name="ro2">
          <table:table-cell table:style-name="ce4" office:value-type="float" office:value="2003">
            <text:p>2003</text:p>
          </table:table-cell>
          <table:table-cell table:style-name="ce4" office:value-type="float" office:value="190387">
            <text:p>190387</text:p>
          </table:table-cell>
          <table:table-cell table:style-name="ce4" table:formula="of:=[.B40]/[.$B$44]" office:value-type="float" office:value="0.0932662005977478">
            <text:p>0,09</text:p>
          </table:table-cell>
          <table:table-cell table:style-name="ce4" table:formula="of:=[.C40]*100" office:value-type="float" office:value="9.32662005977478">
            <text:p>9,33</text:p>
          </table:table-cell>
          <table:table-cell table:style-name="ce4" table:formula="of:=[.B40]+[.E39]" office:value-type="float" office:value="1494457">
            <text:p>1494457</text:p>
          </table:table-cell>
          <table:table-cell table:style-name="ce4" table:formula="of:=[.E40]/[.$B$44]" office:value-type="float" office:value="0.732100019154188">
            <text:p>0,73</text:p>
          </table:table-cell>
          <table:table-cell table:number-columns-repeated="4"/>
        </table:table-row>
        <table:table-row table:style-name="ro2">
          <table:table-cell table:style-name="ce4" office:value-type="float" office:value="2004">
            <text:p>2004</text:p>
          </table:table-cell>
          <table:table-cell table:style-name="ce4" office:value-type="float" office:value="182325">
            <text:p>182325</text:p>
          </table:table-cell>
          <table:table-cell table:style-name="ce4" table:formula="of:=[.B41]/[.$B$44]" office:value-type="float" office:value="0.0893168127234757">
            <text:p>0,09</text:p>
          </table:table-cell>
          <table:table-cell table:style-name="ce4" table:formula="of:=[.C41]*100" office:value-type="float" office:value="8.93168127234757">
            <text:p>8,93</text:p>
          </table:table-cell>
          <table:table-cell table:style-name="ce4" table:formula="of:=[.B41]+[.E40]" office:value-type="float" office:value="1676782">
            <text:p>1676782</text:p>
          </table:table-cell>
          <table:table-cell table:style-name="ce4" table:formula="of:=[.E41]/[.$B$44]" office:value-type="float" office:value="0.821416831877664">
            <text:p>0,82</text:p>
          </table:table-cell>
          <table:table-cell table:number-columns-repeated="4"/>
        </table:table-row>
        <table:table-row table:style-name="ro2">
          <table:table-cell table:style-name="ce4" office:value-type="float" office:value="2005">
            <text:p>2005</text:p>
          </table:table-cell>
          <table:table-cell table:style-name="ce4" office:value-type="float" office:value="181849">
            <text:p>181849</text:p>
          </table:table-cell>
          <table:table-cell table:style-name="ce4" table:formula="of:=[.B42]/[.$B$44]" office:value-type="float" office:value="0.0890836313009809">
            <text:p>0,09</text:p>
          </table:table-cell>
          <table:table-cell table:style-name="ce4" table:formula="of:=[.C42]*100" office:value-type="float" office:value="8.90836313009809">
            <text:p>8,91</text:p>
          </table:table-cell>
          <table:table-cell table:style-name="ce4" table:formula="of:=[.B42]+[.E41]" office:value-type="float" office:value="1858631">
            <text:p>1858631</text:p>
          </table:table-cell>
          <table:table-cell table:style-name="ce4" table:formula="of:=[.E42]/[.$B$44]" office:value-type="float" office:value="0.910500463178645">
            <text:p>0,91</text:p>
          </table:table-cell>
          <table:table-cell table:number-columns-repeated="4"/>
        </table:table-row>
        <table:table-row table:style-name="ro2">
          <table:table-cell table:style-name="ce4" office:value-type="float" office:value="2006">
            <text:p>2006</text:p>
          </table:table-cell>
          <table:table-cell table:style-name="ce4" office:value-type="float" office:value="182698">
            <text:p>182698</text:p>
          </table:table-cell>
          <table:table-cell table:style-name="ce4" table:formula="of:=[.B43]/[.$B$44]" office:value-type="float" office:value="0.0894995368213551">
            <text:p>0,09</text:p>
          </table:table-cell>
          <table:table-cell table:style-name="ce4" table:formula="of:=[.C43]*100" office:value-type="float" office:value="8.94995368213551">
            <text:p>8,95</text:p>
          </table:table-cell>
          <table:table-cell table:style-name="ce4" table:formula="of:=[.B43]+[.E42]" office:value-type="float" office:value="2041329">
            <text:p>2041329</text:p>
          </table:table-cell>
          <table:table-cell table:style-name="ce4" table:formula="of:=[.E43]/[.$B$44]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Suma</text:p>
          </table:table-cell>
          <table:table-cell table:style-name="ce4" table:formula="of:=SUM([.B34:.B43])" office:value-type="float" office:value="2041329">
            <text:p>2041329</text:p>
          </table:table-cell>
          <table:table-cell table:style-name="ce4" table:formula="of:=SUM([.C34:.C43])" office:value-type="float" office:value="1">
            <text:p>1</text:p>
          </table:table-cell>
          <table:table-cell table:style-name="ce4" table:formula="of:=SUM([.D34:.D43])" office:value-type="float" office:value="100">
            <text:p>100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frame table:end-cell-address="Hoja1.G63" table:end-x="0.102cm" table:end-y="0.033cm" draw:z-index="1" draw:style-name="gr1" svg:width="13.438cm" svg:height="7cm" svg:x="0.836cm" svg:y="0.259cm">
              <draw:object draw:notify-on-update-of-ranges="Hoja1.A34:Hoja1.A43 Hoja1.B34:Hoja1.B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8">
          <table:table-cell table:number-columns-repeated="10"/>
        </table:table-row>
        <table:table-row table:style-name="ro2">
          <table:table-cell table:style-name="ce3" office:value-type="string">
            <text:p>Año</text:p>
          </table:table-cell>
          <table:table-cell table:style-name="ce3" office:value-type="string">
            <text:p>F. absoluta</text:p>
          </table:table-cell>
          <table:table-cell table:style-name="ce3" office:value-type="string">
            <text:p>F. relativa</text:p>
          </table:table-cell>
          <table:table-cell table:style-name="ce3" office:value-type="string">
            <text:p>Porcentaje</text:p>
          </table:table-cell>
          <table:table-cell office:value-type="string">
            <text:p>Altura histograma porcentaje</text:p>
          </table:table-cell>
          <table:table-cell table:number-columns-repeated="5"/>
        </table:table-row>
        <table:table-row table:style-name="ro2">
          <table:table-cell table:style-name="ce4" office:value-type="string">
            <text:p>1997-1998</text:p>
          </table:table-cell>
          <table:table-cell table:style-name="ce4" table:formula="of:=[.I67]+[.I68]" office:value-type="float" office:value="481316">
            <text:p>481316</text:p>
          </table:table-cell>
          <table:table-cell table:style-name="ce4" table:formula="of:=[.B67]/[.$B$72]" office:value-type="float" office:value="0.23578560829734">
            <text:p>0,24</text:p>
          </table:table-cell>
          <table:table-cell table:style-name="ce4" table:formula="of:=[.C67]*100" office:value-type="float" office:value="23.578560829734">
            <text:p>23,58</text:p>
          </table:table-cell>
          <table:table-cell table:formula="of:=[.D67]/2" office:value-type="float" office:value="11.789280414867">
            <text:p>11,79</text:p>
          </table:table-cell>
          <table:table-cell table:number-columns-repeated="3"/>
          <table:table-cell table:style-name="ce4" office:value-type="float" office:value="244006">
            <text:p>244006</text:p>
          </table:table-cell>
          <table:table-cell/>
        </table:table-row>
        <table:table-row table:style-name="ro2">
          <table:table-cell table:style-name="ce4" office:value-type="string">
            <text:p>1999-2000</text:p>
          </table:table-cell>
          <table:table-cell table:style-name="ce4" table:formula="of:=[.I69]+[.I70]" office:value-type="float" office:value="434112">
            <text:p>434112</text:p>
          </table:table-cell>
          <table:table-cell table:style-name="ce4" table:formula="of:=[.B68]/[.$B$72]" office:value-type="float" office:value="0.212661457315308">
            <text:p>0,21</text:p>
          </table:table-cell>
          <table:table-cell table:style-name="ce4" table:formula="of:=[.C68]*100" office:value-type="float" office:value="21.2661457315308">
            <text:p>21,27</text:p>
          </table:table-cell>
          <table:table-cell table:formula="of:=[.D68]/2" office:value-type="float" office:value="10.6330728657654">
            <text:p>10,63</text:p>
          </table:table-cell>
          <table:table-cell table:number-columns-repeated="3"/>
          <table:table-cell table:style-name="ce4" office:value-type="float" office:value="237310">
            <text:p>237310</text:p>
          </table:table-cell>
          <table:table-cell/>
        </table:table-row>
        <table:table-row table:style-name="ro2">
          <table:table-cell table:style-name="ce4" office:value-type="string">
            <text:p>2001-2002</text:p>
          </table:table-cell>
          <table:table-cell table:style-name="ce4" table:formula="of:=[.I71]+[.I72]" office:value-type="float" office:value="388642">
            <text:p>388642</text:p>
          </table:table-cell>
          <table:table-cell table:style-name="ce4" table:formula="of:=[.B69]/[.$B$72]" office:value-type="float" office:value="0.190386752943793">
            <text:p>0,19</text:p>
          </table:table-cell>
          <table:table-cell table:style-name="ce4" table:formula="of:=[.C69]*100" office:value-type="float" office:value="19.0386752943793">
            <text:p>19,04</text:p>
          </table:table-cell>
          <table:table-cell table:formula="of:=[.D69]/2" office:value-type="float" office:value="9.51933764718965">
            <text:p>9,52</text:p>
          </table:table-cell>
          <table:table-cell table:number-columns-repeated="3"/>
          <table:table-cell table:style-name="ce4" office:value-type="float" office:value="227282">
            <text:p>227282</text:p>
          </table:table-cell>
          <table:table-cell/>
        </table:table-row>
        <table:table-row table:style-name="ro2">
          <table:table-cell table:style-name="ce4" office:value-type="string">
            <text:p>2003-2004</text:p>
          </table:table-cell>
          <table:table-cell table:style-name="ce4" table:formula="of:=[.I73]+[.I74]" office:value-type="float" office:value="372712">
            <text:p>372712</text:p>
          </table:table-cell>
          <table:table-cell table:style-name="ce4" table:formula="of:=[.B70]/[.$B$72]" office:value-type="float" office:value="0.182583013321224">
            <text:p>0,18</text:p>
          </table:table-cell>
          <table:table-cell table:style-name="ce4" table:formula="of:=[.C70]*100" office:value-type="float" office:value="18.2583013321224">
            <text:p>18,26</text:p>
          </table:table-cell>
          <table:table-cell table:formula="of:=[.D70]/2" office:value-type="float" office:value="9.12915066606118">
            <text:p>9,13</text:p>
          </table:table-cell>
          <table:table-cell table:number-columns-repeated="3"/>
          <table:table-cell table:style-name="ce4" office:value-type="float" office:value="206830">
            <text:p>206830</text:p>
          </table:table-cell>
          <table:table-cell/>
        </table:table-row>
        <table:table-row table:style-name="ro2">
          <table:table-cell table:style-name="ce4" office:value-type="string">
            <text:p>2005-2006</text:p>
          </table:table-cell>
          <table:table-cell table:style-name="ce4" table:formula="of:=[.I75]+[.I76]" office:value-type="float" office:value="364547">
            <text:p>364547</text:p>
          </table:table-cell>
          <table:table-cell table:style-name="ce4" table:formula="of:=[.B71]/[.$B$72]" office:value-type="float" office:value="0.178583168122336">
            <text:p>0,18</text:p>
          </table:table-cell>
          <table:table-cell table:style-name="ce4" table:formula="of:=[.C71]*100" office:value-type="float" office:value="17.8583168122336">
            <text:p>17,86</text:p>
          </table:table-cell>
          <table:table-cell table:formula="of:=[.D71]/2" office:value-type="float" office:value="8.9291584061168">
            <text:p>8,93</text:p>
          </table:table-cell>
          <table:table-cell table:number-columns-repeated="3"/>
          <table:table-cell table:style-name="ce4" office:value-type="float" office:value="198098">
            <text:p>198098</text:p>
          </table:table-cell>
          <table:table-cell/>
        </table:table-row>
        <table:table-row table:style-name="ro2">
          <table:table-cell table:style-name="ce3" office:value-type="string">
            <text:p>Suma</text:p>
          </table:table-cell>
          <table:table-cell table:style-name="ce4" table:formula="of:=SUM([.B67:.B71])" office:value-type="float" office:value="2041329">
            <text:p>2041329</text:p>
          </table:table-cell>
          <table:table-cell table:style-name="ce4" table:formula="of:=SUM([.C67:.C71])" office:value-type="float" office:value="1">
            <text:p>1</text:p>
          </table:table-cell>
          <table:table-cell table:style-name="ce4" table:formula="of:=SUM([.D67:.D71])" office:value-type="float" office:value="100">
            <text:p>100</text:p>
          </table:table-cell>
          <table:table-cell table:number-columns-repeated="4"/>
          <table:table-cell table:style-name="ce4" office:value-type="float" office:value="190544">
            <text:p>190544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float" office:value="190387">
            <text:p>190387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float" office:value="182325">
            <text:p>182325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float" office:value="181849">
            <text:p>181849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float" office:value="182698">
            <text:p>182698</text:p>
          </table:table-cell>
          <table:table-cell/>
        </table:table-row>
        <table:table-row table:style-name="ro2">
          <table:table-cell>
            <draw:frame table:end-cell-address="Hoja1.G93" table:end-x="1.97cm" table:end-y="0.1cm" draw:z-index="2" draw:style-name="gr1" svg:width="14.191cm" svg:height="6.988cm" svg:x="1.951cm" svg:y="0.338cm">
              <draw:object draw:notify-on-update-of-ranges="Hoja1.A67:Hoja1.A71 Hoja1.E67:Hoja1.E7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9">
          <table:table-cell table:number-columns-repeated="10"/>
        </table:table-row>
        <table:table-row table:style-name="ro3">
          <table:table-cell table:style-name="ce5" office:value-type="string">
            <text:p>Ejercicio 3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table:number-columns-spanned="3" table:number-rows-spanned="1">
            <text:p>Encuesta de migraciones 2003 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6" office:value-type="string" table:number-columns-spanned="3" table:number-rows-spanned="1">
            <text:p>Migrantes </text:p>
          </table:table-cell>
          <table:covered-table-cell table:number-columns-repeated="2"/>
          <table:table-cell table:number-columns-repeated="7"/>
        </table:table-row>
        <table:table-row table:style-name="ro4">
          <table:table-cell table:style-name="ce7" office:value-type="string" table:number-columns-spanned="3" table:number-rows-spanned="1">
            <text:p>Migrantes por grupos de edad, sexo y valor absoluto y porcentaje. </text:p>
          </table:table-cell>
          <table:covered-table-cell table:number-columns-repeated="2"/>
          <table:table-cell table:number-columns-repeated="7"/>
        </table:table-row>
        <table:table-row table:style-name="ro4">
          <table:table-cell table:style-name="ce6" office:value-type="string" table:number-columns-spanned="3" table:number-rows-spanned="1">
            <text:p>Unidades:valores absolutos en miles de personas 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8" table:number-columns-spanned="3" table:number-rows-spanned="1"/>
          <table:covered-table-cell table:number-columns-repeated="2"/>
          <table:table-cell table:number-columns-repeated="7"/>
        </table:table-row>
        <table:table-row table:style-name="ro2">
          <table:table-cell table:style-name="ce8" table:number-columns-spanned="3" table:number-rows-spanned="1"/>
          <table:covered-table-cell table:number-columns-repeated="2"/>
          <table:table-cell table:number-columns-repeated="7"/>
        </table:table-row>
        <table:table-row table:style-name="ro2">
          <table:table-cell table:style-name="ce8"/>
          <table:table-cell table:style-name="ce6" office:value-type="string">
            <text:p>Varones </text:p>
          </table:table-cell>
          <table:table-cell table:style-name="ce6" office:value-type="string">
            <text:p>Mujeres </text:p>
          </table:table-cell>
          <table:table-cell table:number-columns-repeated="7"/>
        </table:table-row>
        <table:table-row table:style-name="ro4">
          <table:table-cell table:style-name="ce8"/>
          <table:table-cell table:number-columns-repeated="2" table:style-name="ce6" office:value-type="string">
            <text:p>Valor absoluto 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0 a 9 </text:p>
          </table:table-cell>
          <table:table-cell table:style-name="ce6" office:value-type="float" office:value="23.5">
            <text:p>23,5</text:p>
          </table:table-cell>
          <table:table-cell table:style-name="ce6" office:value-type="float" office:value="25.6">
            <text:p>25,6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10 a 15 </text:p>
          </table:table-cell>
          <table:table-cell table:style-name="ce6" office:value-type="float" office:value="15.3">
            <text:p>15,3</text:p>
          </table:table-cell>
          <table:table-cell table:style-name="ce6" office:value-type="float" office:value="8.8">
            <text:p>8,8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16 a 19 </text:p>
          </table:table-cell>
          <table:table-cell table:style-name="ce6" office:value-type="float" office:value="6.2">
            <text:p>6,2</text:p>
          </table:table-cell>
          <table:table-cell table:style-name="ce6" office:value-type="float" office:value="7">
            <text:p>7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20 a 29 </text:p>
          </table:table-cell>
          <table:table-cell table:style-name="ce6" office:value-type="float" office:value="59.3">
            <text:p>59,3</text:p>
          </table:table-cell>
          <table:table-cell table:style-name="ce6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30 a 39 </text:p>
          </table:table-cell>
          <table:table-cell table:style-name="ce6" office:value-type="float" office:value="54.2">
            <text:p>54,2</text:p>
          </table:table-cell>
          <table:table-cell table:style-name="ce6" office:value-type="float" office:value="56.8">
            <text:p>56,8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40 a 49 </text:p>
          </table:table-cell>
          <table:table-cell table:style-name="ce6" office:value-type="float" office:value="21.3">
            <text:p>21,3</text:p>
          </table:table-cell>
          <table:table-cell table:style-name="ce6" office:value-type="float" office:value="20.5">
            <text:p>20,5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50 a 59 </text:p>
          </table:table-cell>
          <table:table-cell table:style-name="ce6" office:value-type="float" office:value="11.3">
            <text:p>11,3</text:p>
          </table:table-cell>
          <table:table-cell table:style-name="ce6" office:value-type="float" office:value="9.8">
            <text:p>9,8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60 a 64 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2.1">
            <text:p>2,1</text:p>
          </table:table-cell>
          <table:table-cell table:number-columns-repeated="7"/>
        </table:table-row>
        <table:table-row table:style-name="ro2">
          <table:table-cell table:style-name="ce6" office:value-type="string">
            <text:p>De 65 y más 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9.3">
            <text:p>9,3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frame table:end-cell-address="Hoja1.G134" table:end-x="0.106cm" table:end-y="0.363cm" draw:z-index="3" draw:style-name="gr1" svg:width="13.693cm" svg:height="7.414cm" svg:x="0.585cm" svg:y="0.175cm">
              <draw:object draw:notify-on-update-of-ranges="Hoja1.A105:Hoja1.A105 Hoja1.A107:Hoja1.A115 Hoja1.B105:Hoja1.B105 Hoja1.B107:Hoja1.B115 Hoja1.C105:Hoja1.C105 Hoja1.C107:Hoja1.C1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9">
          <table:table-cell table:number-columns-repeated="10"/>
        </table:table-row>
        <table:table-row table:style-name="ro3">
          <table:table-cell table:style-name="ce5" office:value-type="string">
            <text:p>Ejercicio 4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style-name="ce7" office:value-type="string" table:number-columns-spanned="2" table:number-rows-spanned="1">
            <text:p>Divorcios según duración del matrimonio y edad del esposo </text:p>
          </table:table-cell>
          <table:covered-table-cell/>
          <table:table-cell table:number-columns-repeated="8"/>
        </table:table-row>
        <table:table-row table:style-name="ro2">
          <table:table-cell table:style-name="ce6" office:value-type="string" table:number-columns-spanned="2" table:number-rows-spanned="1">
            <text:p>Unidades:valores absolutos </text:p>
          </table:table-cell>
          <table:covered-table-cell/>
          <table:table-cell table:number-columns-repeated="8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8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8"/>
        </table:table-row>
        <table:table-row table:style-name="ro5">
          <table:table-cell table:style-name="ce9"/>
          <table:table-cell table:style-name="ce13" office:value-type="string">
            <text:p>F. absoluta</text:p>
          </table:table-cell>
          <table:table-cell table:style-name="ce3" office:value-type="string">
            <text:p>Porcentaje</text:p>
          </table:table-cell>
          <table:table-cell table:style-name="ce3" office:value-type="string">
            <text:p>Porcentaje acum.</text:p>
          </table:table-cell>
          <table:table-cell table:number-columns-repeated="3"/>
          <table:table-cell table:style-name="ce9"/>
          <table:table-cell table:style-name="ce13" office:value-type="string">
            <text:p>F. absoluta</text:p>
          </table:table-cell>
          <table:table-cell table:style-name="ce3" office:value-type="string">
            <text:p>Porcentaje</text:p>
          </table:table-cell>
        </table:table-row>
        <table:table-row table:style-name="ro6">
          <table:table-cell table:style-name="ce10" office:value-type="string">
            <text:p>Menos de 1 año </text:p>
          </table:table-cell>
          <table:table-cell table:style-name="ce10" office:value-type="float" office:value="60">
            <text:p>60</text:p>
          </table:table-cell>
          <table:table-cell table:style-name="ce4" table:formula="of:=[.B146]*100/[.$B$153]" office:value-type="float" office:value="0.0866325911808022">
            <text:p>0,09</text:p>
          </table:table-cell>
          <table:table-cell table:style-name="ce4" table:formula="of:=[.C146]" office:value-type="float" office:value="0.0866325911808022">
            <text:p>0,09</text:p>
          </table:table-cell>
          <table:table-cell table:number-columns-repeated="3"/>
          <table:table-cell table:style-name="ce10" office:value-type="string">
            <text:p>Menos de 1 año </text:p>
          </table:table-cell>
          <table:table-cell table:style-name="ce10" office:value-type="float" office:value="60">
            <text:p>60</text:p>
          </table:table-cell>
          <table:table-cell table:style-name="ce4" table:formula="of:=[.I146]*100/[.$B$153]" office:value-type="float" office:value="0.0866325911808022">
            <text:p>0,09</text:p>
          </table:table-cell>
        </table:table-row>
        <table:table-row table:style-name="ro5">
          <table:table-cell table:style-name="ce10" office:value-type="string">
            <text:p>1 a 2 años </text:p>
          </table:table-cell>
          <table:table-cell table:style-name="ce10" office:value-type="float" office:value="4149">
            <text:p>4149</text:p>
          </table:table-cell>
          <table:table-cell table:style-name="ce4" table:formula="of:=[.B147]*100/[.$B$153]" office:value-type="float" office:value="5.99064368015247">
            <text:p>5,99</text:p>
          </table:table-cell>
          <table:table-cell table:style-name="ce4" table:formula="of:=[.D146]+[.C147]" office:value-type="float" office:value="6.07727627133328">
            <text:p>6,08</text:p>
          </table:table-cell>
          <table:table-cell table:number-columns-repeated="3"/>
          <table:table-cell table:style-name="ce10" office:value-type="string">
            <text:p>1 a 2 años </text:p>
          </table:table-cell>
          <table:table-cell table:style-name="ce10" office:value-type="float" office:value="4149">
            <text:p>4149</text:p>
          </table:table-cell>
          <table:table-cell table:style-name="ce4" table:formula="of:=[.I147]*100/[.$B$153]" office:value-type="float" office:value="5.99064368015247">
            <text:p>5,99</text:p>
          </table:table-cell>
        </table:table-row>
        <table:table-row table:style-name="ro5">
          <table:table-cell table:style-name="ce10" office:value-type="string">
            <text:p>3 a 5 años </text:p>
          </table:table-cell>
          <table:table-cell table:style-name="ce10" office:value-type="float" office:value="10496">
            <text:p>10496</text:p>
          </table:table-cell>
          <table:table-cell table:style-name="ce4" table:formula="of:=[.B148]*100/[.$B$153]" office:value-type="float" office:value="15.1549279505617">
            <text:p>15,15</text:p>
          </table:table-cell>
          <table:table-cell table:style-name="ce4" table:formula="of:=[.D147]+[.C148]" office:value-type="float" office:value="21.2322042218949">
            <text:p>21,23</text:p>
          </table:table-cell>
          <table:table-cell table:number-columns-repeated="3"/>
          <table:table-cell table:style-name="ce10" office:value-type="string">
            <text:p>3 a 5 años </text:p>
          </table:table-cell>
          <table:table-cell table:style-name="ce10" office:value-type="float" office:value="10496">
            <text:p>10496</text:p>
          </table:table-cell>
          <table:table-cell table:style-name="ce4" table:formula="of:=[.I148]*100/[.$B$153]" office:value-type="float" office:value="15.1549279505617">
            <text:p>15,15</text:p>
          </table:table-cell>
        </table:table-row>
        <table:table-row table:style-name="ro5">
          <table:table-cell table:style-name="ce10" office:value-type="string">
            <text:p>6 a 10 años </text:p>
          </table:table-cell>
          <table:table-cell table:style-name="ce10" office:value-type="float" office:value="15262">
            <text:p>15262</text:p>
          </table:table-cell>
          <table:table-cell table:style-name="ce4" table:formula="of:=[.B149]*100/[.$B$153]" office:value-type="float" office:value="22.0364434433567">
            <text:p>22,04</text:p>
          </table:table-cell>
          <table:table-cell table:style-name="ce4" table:formula="of:=[.D148]+[.C149]" office:value-type="float" office:value="43.2686476652517">
            <text:p>43,27</text:p>
          </table:table-cell>
          <table:table-cell table:number-columns-repeated="3"/>
          <table:table-cell table:style-name="ce10" office:value-type="string">
            <text:p>6 a 10 años </text:p>
          </table:table-cell>
          <table:table-cell table:style-name="ce10" office:value-type="float" office:value="15262">
            <text:p>15262</text:p>
          </table:table-cell>
          <table:table-cell table:style-name="ce4" table:formula="of:=[.I149]*100/[.$B$153]" office:value-type="float" office:value="22.0364434433567">
            <text:p>22,04</text:p>
          </table:table-cell>
        </table:table-row>
        <table:table-row table:style-name="ro5">
          <table:table-cell table:style-name="ce10" office:value-type="string">
            <text:p>11 a 15 años </text:p>
          </table:table-cell>
          <table:table-cell table:style-name="ce10" office:value-type="float" office:value="12201">
            <text:p>12201</text:p>
          </table:table-cell>
          <table:table-cell table:style-name="ce4" table:formula="of:=[.B150]*100/[.$B$153]" office:value-type="float" office:value="17.6167374166161">
            <text:p>17,62</text:p>
          </table:table-cell>
          <table:table-cell table:style-name="ce4" table:formula="of:=[.D149]+[.C150]" office:value-type="float" office:value="60.8853850818678">
            <text:p>60,89</text:p>
          </table:table-cell>
          <table:table-cell table:number-columns-repeated="3"/>
          <table:table-cell table:style-name="ce10" office:value-type="string">
            <text:p>11 a 15 años </text:p>
          </table:table-cell>
          <table:table-cell table:style-name="ce10" office:value-type="float" office:value="12201">
            <text:p>12201</text:p>
          </table:table-cell>
          <table:table-cell table:style-name="ce4" table:formula="of:=[.I150]*100/[.$B$153]" office:value-type="float" office:value="17.6167374166161">
            <text:p>17,62</text:p>
          </table:table-cell>
        </table:table-row>
        <table:table-row table:style-name="ro5">
          <table:table-cell table:style-name="ce10" office:value-type="string">
            <text:p>16 a 19 años </text:p>
          </table:table-cell>
          <table:table-cell table:style-name="ce10" office:value-type="float" office:value="7570">
            <text:p>7570</text:p>
          </table:table-cell>
          <table:table-cell table:style-name="ce4" table:formula="of:=[.B151]*100/[.$B$153]" office:value-type="float" office:value="10.9301452539779">
            <text:p>10,93</text:p>
          </table:table-cell>
          <table:table-cell table:style-name="ce4" table:formula="of:=[.D150]+[.C151]" office:value-type="float" office:value="71.8155303358457">
            <text:p>71,82</text:p>
          </table:table-cell>
          <table:table-cell table:number-columns-repeated="3"/>
          <table:table-cell table:style-name="ce10" office:value-type="string">
            <text:p>16 a 19 años </text:p>
          </table:table-cell>
          <table:table-cell table:style-name="ce10" office:value-type="float" office:value="7570">
            <text:p>7570</text:p>
          </table:table-cell>
          <table:table-cell table:style-name="ce4" table:formula="of:=[.I151]*100/[.$B$153]" office:value-type="float" office:value="10.9301452539779">
            <text:p>10,93</text:p>
          </table:table-cell>
        </table:table-row>
        <table:table-row table:style-name="ro5">
          <table:table-cell table:style-name="ce10" office:value-type="string">
            <text:p>20 y más años </text:p>
          </table:table-cell>
          <table:table-cell table:style-name="ce10" office:value-type="float" office:value="19520">
            <text:p>19520</text:p>
          </table:table-cell>
          <table:table-cell table:style-name="ce4" table:formula="of:=[.B152]*100/[.$B$153]" office:value-type="float" office:value="28.1844696641543">
            <text:p>28,18</text:p>
          </table:table-cell>
          <table:table-cell table:style-name="ce4" table:formula="of:=[.D151]+[.C152]" office:value-type="float" office:value="100">
            <text:p>100</text:p>
          </table:table-cell>
          <table:table-cell table:number-columns-repeated="3"/>
          <table:table-cell table:style-name="ce10" office:value-type="string">
            <text:p>20 y más años </text:p>
          </table:table-cell>
          <table:table-cell table:style-name="ce10" office:value-type="float" office:value="19520">
            <text:p>19520</text:p>
          </table:table-cell>
          <table:table-cell table:style-name="ce4" table:formula="of:=[.I152]*100/[.$B$153]" office:value-type="float" office:value="28.1844696641543">
            <text:p>28,18</text:p>
          </table:table-cell>
        </table:table-row>
        <table:table-row table:style-name="ro2">
          <table:table-cell table:style-name="ce3" office:value-type="string">
            <text:p>Suma</text:p>
          </table:table-cell>
          <table:table-cell table:style-name="ce4" table:formula="of:=SUM([.B146:.B152])" office:value-type="float" office:value="69258">
            <text:p>69258</text:p>
          </table:table-cell>
          <table:table-cell table:style-name="ce4" table:formula="of:=SUM([.C146:.C152])" office:value-type="float" office:value="100">
            <text:p>100</text:p>
          </table:table-cell>
          <table:table-cell table:style-name="ce4"/>
          <table:table-cell table:number-columns-repeated="3"/>
          <table:table-cell table:style-name="ce3" office:value-type="string">
            <text:p>Suma</text:p>
          </table:table-cell>
          <table:table-cell table:style-name="ce4" table:formula="of:=SUM([.I146:.I152])" office:value-type="float" office:value="69258">
            <text:p>69258</text:p>
          </table:table-cell>
          <table:table-cell table:style-name="ce4" table:formula="of:=SUM([.J146:.J152])" office:value-type="float" office:value="100">
            <text:p>1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>
            <draw:frame table:end-cell-address="Hoja1.G174" table:end-x="0.33cm" table:end-y="0.173cm" draw:z-index="4" draw:style-name="gr1" svg:width="13.441cm" svg:height="8.318cm" svg:x="1.061cm" svg:y="0.436cm">
              <draw:object draw:notify-on-update-of-ranges="Hoja1.A146:Hoja1.A146 Hoja1.A147:Hoja1.A152 Hoja1.C145:Hoja1.C145 Hoja1.C146:Hoja1.C152 Hoja1.D145:Hoja1.D145 Hoja1.D146:Hoja1.D1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Hoja1.N171" table:end-x="0.33cm" table:end-y="0.325cm" draw:z-index="7" draw:style-name="gr1" svg:width="11.519cm" svg:height="6.999cm" svg:x="0.101cm" svg:y="0.1cm">
              <draw:object draw:notify-on-update-of-ranges="Hoja1.H146:Hoja1.H152 Hoja1.J146:Hoja1.J15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2" table:number-rows-repeated="20">
          <table:table-cell table:number-columns-repeated="10"/>
        </table:table-row>
        <table:table-row table:style-name="ro2">
          <table:table-cell office:value-type="string">
            <text:p>Solución más correcta (auténtico diagrama de Pareto)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Porcentajes ordenados de mayor a menor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5">
          <table:table-cell table:style-name="ce9"/>
          <table:table-cell table:style-name="ce13" office:value-type="string">
            <text:p>F. absoluta</text:p>
          </table:table-cell>
          <table:table-cell table:style-name="ce3" office:value-type="string">
            <text:p>Porcentaje</text:p>
          </table:table-cell>
          <table:table-cell table:style-name="ce3" office:value-type="string">
            <text:p>Porcentaje acum.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20 y más años </text:p>
          </table:table-cell>
          <table:table-cell table:style-name="ce10" office:value-type="float" office:value="19520">
            <text:p>19520</text:p>
          </table:table-cell>
          <table:table-cell table:style-name="ce4" table:formula="of:=[.B182]*100/[.$B$153]" office:value-type="float" office:value="28.1844696641543">
            <text:p>28,18</text:p>
          </table:table-cell>
          <table:table-cell table:style-name="ce4" table:formula="of:=[.C182]" office:value-type="float" office:value="28.1844696641543">
            <text:p>28,18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6 a 10 años </text:p>
          </table:table-cell>
          <table:table-cell table:style-name="ce10" office:value-type="float" office:value="15262">
            <text:p>15262</text:p>
          </table:table-cell>
          <table:table-cell table:style-name="ce4" table:formula="of:=[.B183]*100/[.$B$153]" office:value-type="float" office:value="22.0364434433567">
            <text:p>22,04</text:p>
          </table:table-cell>
          <table:table-cell table:style-name="ce4" table:formula="of:=[.D182]+[.C183]" office:value-type="float" office:value="50.220913107511">
            <text:p>50,22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11 a 15 años </text:p>
          </table:table-cell>
          <table:table-cell table:style-name="ce10" office:value-type="float" office:value="12201">
            <text:p>12201</text:p>
          </table:table-cell>
          <table:table-cell table:style-name="ce4" table:formula="of:=[.B184]*100/[.$B$153]" office:value-type="float" office:value="17.6167374166161">
            <text:p>17,62</text:p>
          </table:table-cell>
          <table:table-cell table:style-name="ce4" table:formula="of:=[.D183]+[.C184]" office:value-type="float" office:value="67.8376505241272">
            <text:p>67,84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3 a 5 años </text:p>
          </table:table-cell>
          <table:table-cell table:style-name="ce10" office:value-type="float" office:value="10496">
            <text:p>10496</text:p>
          </table:table-cell>
          <table:table-cell table:style-name="ce4" table:formula="of:=[.B185]*100/[.$B$153]" office:value-type="float" office:value="15.1549279505617">
            <text:p>15,15</text:p>
          </table:table-cell>
          <table:table-cell table:style-name="ce4" table:formula="of:=[.D184]+[.C185]" office:value-type="float" office:value="82.9925784746889">
            <text:p>82,99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16 a 19 años </text:p>
          </table:table-cell>
          <table:table-cell table:style-name="ce10" office:value-type="float" office:value="7570">
            <text:p>7570</text:p>
          </table:table-cell>
          <table:table-cell table:style-name="ce4" table:formula="of:=[.B186]*100/[.$B$153]" office:value-type="float" office:value="10.9301452539779">
            <text:p>10,93</text:p>
          </table:table-cell>
          <table:table-cell table:style-name="ce4" table:formula="of:=[.D185]+[.C186]" office:value-type="float" office:value="93.9227237286667">
            <text:p>93,92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1 a 2 años </text:p>
          </table:table-cell>
          <table:table-cell table:style-name="ce10" office:value-type="float" office:value="4149">
            <text:p>4149</text:p>
          </table:table-cell>
          <table:table-cell table:style-name="ce4" table:formula="of:=[.B187]*100/[.$B$153]" office:value-type="float" office:value="5.99064368015247">
            <text:p>5,99</text:p>
          </table:table-cell>
          <table:table-cell table:style-name="ce4" table:formula="of:=[.D186]+[.C187]" office:value-type="float" office:value="99.9133674088192">
            <text:p>99,91</text:p>
          </table:table-cell>
          <table:table-cell table:number-columns-repeated="6"/>
        </table:table-row>
        <table:table-row table:style-name="ro5">
          <table:table-cell table:style-name="ce10" office:value-type="string">
            <text:p>Menos de 1 año </text:p>
          </table:table-cell>
          <table:table-cell table:style-name="ce10" office:value-type="float" office:value="60">
            <text:p>60</text:p>
          </table:table-cell>
          <table:table-cell table:style-name="ce4" table:formula="of:=[.B188]*100/[.$B$153]" office:value-type="float" office:value="0.0866325911808022">
            <text:p>0,09</text:p>
          </table:table-cell>
          <table:table-cell table:style-name="ce4" table:formula="of:=[.D187]+[.C188]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uma</text:p>
          </table:table-cell>
          <table:table-cell table:style-name="ce4" table:formula="of:=SUM([.B182:.B188])" office:value-type="float" office:value="69258">
            <text:p>69258</text:p>
          </table:table-cell>
          <table:table-cell table:style-name="ce4" table:formula="of:=SUM([.C182:.C188])" office:value-type="float" office:value="100">
            <text:p>100</text:p>
          </table:table-cell>
          <table:table-cell table:style-name="ce4"/>
          <table:table-cell table:number-columns-repeated="6"/>
        </table:table-row>
        <table:table-row table:style-name="ro2">
          <table:table-cell>
            <draw:frame table:end-cell-address="Hoja1.F208" table:end-x="1.946cm" table:end-y="0.341cm" draw:z-index="5" draw:style-name="gr1" svg:width="13.414cm" svg:height="8.265cm" svg:x="0.446cm" svg:y="0.205cm">
              <draw:object draw:notify-on-update-of-ranges="Hoja1.A182:Hoja1.A182 Hoja1.A183:Hoja1.A188 Hoja1.C181:Hoja1.C181 Hoja1.C182:Hoja1.C188 Hoja1.D181:Hoja1.D181 Hoja1.D182:Hoja1.D18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24">
          <table:table-cell table:number-columns-repeated="10"/>
        </table:table-row>
        <table:table-row table:style-name="ro3">
          <table:table-cell table:style-name="ce5" office:value-type="string">
            <text:p>Ejercicio 5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Año</text:p>
          </table:table-cell>
          <table:table-cell office:value-type="string">
            <text:p>Población</text:p>
          </table:table-cell>
          <table:table-cell table:number-columns-repeated="8"/>
        </table:table-row>
        <table:table-row table:style-name="ro2">
          <table:table-cell table:style-name="ce11" office:value-type="float" office:value="1996">
            <text:p>1996</text:p>
          </table:table-cell>
          <table:table-cell table:style-name="ce14" office:value-type="float" office:value="760379">
            <text:p>760379</text:p>
          </table:table-cell>
          <table:table-cell table:number-columns-repeated="8"/>
        </table:table-row>
        <table:table-row table:style-name="ro2">
          <table:table-cell table:style-name="ce11" office:value-type="float" office:value="1998">
            <text:p>1998</text:p>
          </table:table-cell>
          <table:table-cell table:style-name="ce14" office:value-type="float" office:value="796483">
            <text:p>796483</text:p>
          </table:table-cell>
          <table:table-cell table:number-columns-repeated="8"/>
        </table:table-row>
        <table:table-row table:style-name="ro2">
          <table:table-cell table:style-name="ce11" office:value-type="float" office:value="1999">
            <text:p>1999</text:p>
          </table:table-cell>
          <table:table-cell table:style-name="ce14" office:value-type="float" office:value="821820">
            <text:p>821820</text:p>
          </table:table-cell>
          <table:table-cell table:number-columns-repeated="8"/>
        </table:table-row>
        <table:table-row table:style-name="ro2">
          <table:table-cell table:style-name="ce11" office:value-type="float" office:value="2000">
            <text:p>2000</text:p>
          </table:table-cell>
          <table:table-cell table:style-name="ce14" office:value-type="float" office:value="845630">
            <text:p>845630</text:p>
          </table:table-cell>
          <table:table-cell table:number-columns-repeated="8"/>
        </table:table-row>
        <table:table-row table:style-name="ro2">
          <table:table-cell table:style-name="ce11" office:value-type="float" office:value="2001">
            <text:p>2001</text:p>
          </table:table-cell>
          <table:table-cell table:style-name="ce14" office:value-type="float" office:value="878627">
            <text:p>878627</text:p>
          </table:table-cell>
          <table:table-cell table:number-columns-repeated="8"/>
        </table:table-row>
        <table:table-row table:style-name="ro2">
          <table:table-cell table:style-name="ce11" office:value-type="float" office:value="2002">
            <text:p>2002</text:p>
          </table:table-cell>
          <table:table-cell table:style-name="ce14" office:value-type="float" office:value="916968">
            <text:p>916968</text:p>
          </table:table-cell>
          <table:table-cell table:number-columns-repeated="8"/>
        </table:table-row>
        <table:table-row table:style-name="ro2">
          <table:table-cell table:style-name="ce11" office:value-type="float" office:value="2003">
            <text:p>2003</text:p>
          </table:table-cell>
          <table:table-cell table:style-name="ce14" office:value-type="float" office:value="947361">
            <text:p>947361</text:p>
          </table:table-cell>
          <table:table-cell table:number-columns-repeated="8"/>
        </table:table-row>
        <table:table-row table:style-name="ro2">
          <table:table-cell table:style-name="ce11" office:value-type="float" office:value="2004">
            <text:p>2004</text:p>
          </table:table-cell>
          <table:table-cell table:style-name="ce14" office:value-type="float" office:value="955045">
            <text:p>955045</text:p>
          </table:table-cell>
          <table:table-cell table:number-columns-repeated="8"/>
        </table:table-row>
        <table:table-row table:style-name="ro2">
          <table:table-cell table:style-name="ce11" office:value-type="float" office:value="2005">
            <text:p>2005</text:p>
          </table:table-cell>
          <table:table-cell table:style-name="ce14" office:value-type="float" office:value="983131">
            <text:p>983131</text:p>
          </table:table-cell>
          <table:table-cell table:number-columns-repeated="8"/>
        </table:table-row>
        <table:table-row table:style-name="ro2">
          <table:table-cell table:style-name="ce11" office:value-type="float" office:value="2006">
            <text:p>2006</text:p>
          </table:table-cell>
          <table:table-cell table:style-name="ce14" office:value-type="float" office:value="1001062">
            <text:p>1001062</text:p>
          </table:table-cell>
          <table:table-cell table:number-columns-repeated="8"/>
        </table:table-row>
        <table:table-row table:style-name="ro2">
          <table:table-cell table:style-name="ce6" office:value-type="string" table:number-columns-spanned="2" table:number-rows-spanned="1">
            <text:p>      </text:p>
          </table:table-cell>
          <table:covered-table-cell/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frame table:end-cell-address="Hoja1.F249" table:end-x="1.946cm" table:end-y="0.037cm" draw:z-index="6" draw:style-name="gr1" svg:width="13.497cm" svg:height="7.547cm" svg:x="0.363cm" svg:y="0.167cm">
              <draw:object draw:notify-on-update-of-ranges="Hoja1.A219:Hoja1.A228 Hoja1.B219:Hoja1.B22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</table:table-row>
      </table:table>
      <table:database-ranges>
        <table:database-range table:target-range-address="Hoja1.A182:Hoja1.B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1:03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4-15T10:29:15</meta:creation-date>
    <dc:creator>joseluis</dc:creator>
    <dc:date>2009-01-28T11:03:51.17</dc:date>
    <dc:language>es-ES</dc:language>
    <meta:editing-cycles>19</meta:editing-cycles>
    <meta:editing-duration>PT02H23M05S</meta:editing-duration>
    <meta:document-statistic meta:table-count="1" meta:cell-count="307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fill-color="#9933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fill-color="#ffffcc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graphic-properties draw:fill-color="#6600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graphic-properties draw:fill-color="#ff808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8cm" svg:height="7cm" chart:class="chart:circle" chart:style-name="ch1">
        <chart:title svg:x="0.786cm" svg:y="0.14cm" chart:style-name="ch2">
          <text:p>Porcentajes delitos en Baleares</text:p>
        </chart:title>
        <chart:legend chart:legend-position="end" svg:x="5.968cm" svg:y="2.529cm" chart:style-name="ch3"/>
        <chart:plot-area chart:style-name="ch4" table:cell-range-address="Hoja1.$A$4:.$A$9 Hoja1.$D$4:.$D$9" chart:data-source-has-labels="column" chart:table-number-list="0 0" svg:x="0.16cm" svg:y="0.928cm" svg:width="5.489cm" svg:height="5.932cm">
          <chart:axis chart:dimension="y" chart:name="primary-y" chart:style-name="ch5">
            <chart:grid chart:class="major"/>
          </chart:axis>
          <chart:series chart:style-name="ch6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Homicid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siones</text:p>
              </table:table-cell>
              <table:table-cell office:value-type="float" office:value="7.24299065420561">
                <text:p>7.24299065420561</text:p>
              </table:table-cell>
            </table:table-row>
            <table:table-row>
              <table:table-cell office:value-type="string">
                <text:p>Libertad sexual</text:p>
              </table:table-cell>
              <table:table-cell office:value-type="float" office:value="2.80373831775701">
                <text:p>2.80373831775701</text:p>
              </table:table-cell>
            </table:table-row>
            <table:table-row>
              <table:table-cell office:value-type="string">
                <text:p>Hurto</text:p>
              </table:table-cell>
              <table:table-cell office:value-type="float" office:value="16.1214953271028">
                <text:p>16.1214953271028</text:p>
              </table:table-cell>
            </table:table-row>
            <table:table-row>
              <table:table-cell office:value-type="string">
                <text:p>Robo</text:p>
              </table:table-cell>
              <table:table-cell office:value-type="float" office:value="71.4953271028037">
                <text:p>71.4953271028037</text:p>
              </table:table-cell>
            </table:table-row>
            <table:table-row>
              <table:table-cell office:value-type="string">
                <text:p>Salud</text:p>
              </table:table-cell>
              <table:table-cell office:value-type="float" office:value="2.33644859813084">
                <text:p>2.3364485981308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3.438cm" svg:height="7cm" chart:class="chart:bar" chart:style-name="ch1">
        <chart:title svg:x="3.924cm" svg:y="0.14cm" chart:style-name="ch2">
          <text:p>Número aprobados por año</text:p>
        </chart:title>
        <chart:plot-area chart:style-name="ch3" table:cell-range-address="Hoja1.$A$34:.$B$43" chart:data-source-has-labels="column" chart:table-number-list="0" svg:x="0.268cm" svg:y="0.928cm" svg:width="12.902cm" svg:height="5.932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997</text:p>
              </table:table-cell>
              <table:table-cell office:value-type="float" office:value="244006">
                <text:p>24400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37310">
                <text:p>23731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27282">
                <text:p>22728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6830">
                <text:p>2068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8098">
                <text:p>19809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0544">
                <text:p>19054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0387">
                <text:p>19038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82325">
                <text:p>18232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81849">
                <text:p>1818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82698">
                <text:p>18269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chart:mean-value="false" chart:error-category="none" chart:data-label-number="none" chart:data-label-text="false" chart:data-label-symbol="false"/>
      <style:graphic-properties draw:fill-color="#9999ff" draw:fill-image-width="0cm" draw:fill-image-height="0cm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4.191cm" svg:height="6.988cm" chart:class="chart:bar" chart:style-name="ch1">
        <chart:title svg:x="3.639cm" svg:y="0.138cm" chart:style-name="ch2">
          <text:p>Histograma porcentajes bianuales</text:p>
        </chart:title>
        <chart:plot-area chart:style-name="ch3" table:cell-range-address="Hoja1.$A$67:.$A$71 Hoja1.$E$67:.$E$71" chart:data-source-has-labels="column" chart:table-number-list="0 0" svg:x="0.282cm" svg:y="0.922cm" svg:width="13.627cm" svg:height="5.928cm">
          <chart:axis chart:dimension="x" chart:name="primary-x" chart:style-name="ch4">
            <chart:categories table:cell-range-address="local-table.A2:.A6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997-1998</text:p>
              </table:table-cell>
              <table:table-cell office:value-type="float" office:value="11.789280414867">
                <text:p>11.789280414867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10.6330728657654">
                <text:p>10.6330728657654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9.51933764718965">
                <text:p>9.51933764718965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9.12915066606118">
                <text:p>9.12915066606118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8.9291584061168">
                <text:p>8.929158406116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6999998092651pt" style:font-family-asian="'MS Gothic'" style:font-family-generic-asian="system" style:font-pitch-asian="variable" style:font-size-asian="13.6999998092651pt" style:font-family-complex="Tahoma" style:font-family-generic-complex="system" style:font-pitch-complex="variable" style:font-size-complex="13.6999998092651pt"/>
    </style:style>
    <style:style style:name="ch3" style:family="chart">
      <style:graphic-properties draw:fill="none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MS Gothic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MS Gothic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7" style:family="chart">
      <style:graphic-properties draw:fill-color="#9999ff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8" style:family="chart">
      <style:graphic-properties draw:fill-color="#993366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693cm" svg:height="7.414cm" chart:class="chart:bar" chart:style-name="ch1">
        <chart:title svg:x="4.015cm" svg:y="0.148cm" chart:style-name="ch2">
          <text:p>Migrantes por edad y sexo</text:p>
        </chart:title>
        <chart:legend chart:legend-position="end" svg:x="12.099cm" svg:y="3.342cm" chart:style-name="ch3"/>
        <chart:plot-area chart:style-name="ch4" table:cell-range-address="Hoja1.$A$105:.$C$105 Hoja1.$A$107:.$C$115" chart:data-source-has-labels="both" chart:table-number-list="0 0" svg:x="0.272cm" svg:y="0.986cm" svg:width="11.284cm" svg:height="6.28cm">
          <chart:axis chart:dimension="x" chart:name="primary-x" chart:style-name="ch5">
            <chart:categories table:cell-range-address="local-table.A2:.A1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"/>
          </chart:series>
          <chart:series chart:style-name="ch8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ones </text:p>
              </table:table-cell>
              <table:table-cell office:value-type="string">
                <text:p>Mujeres </text:p>
              </table:table-cell>
            </table:table-row>
          </table:table-header-rows>
          <table:table-rows>
            <table:table-row>
              <table:table-cell office:value-type="string">
                <text:p>De 0 a 9 </text:p>
              </table:table-cell>
              <table:table-cell office:value-type="float" office:value="23.5">
                <text:p>23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De 10 a 15 </text:p>
              </table:table-cell>
              <table:table-cell office:value-type="float" office:value="15.3">
                <text:p>15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De 16 a 19 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 20 a 29 </text:p>
              </table:table-cell>
              <table:table-cell office:value-type="float" office:value="59.3">
                <text:p>59.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De 30 a 39 </text:p>
              </table:table-cell>
              <table:table-cell office:value-type="float" office:value="54.2">
                <text:p>54.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De 40 a 49 </text:p>
              </table:table-cell>
              <table:table-cell office:value-type="float" office:value="21.3">
                <text:p>21.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De 50 a 59 </text:p>
              </table:table-cell>
              <table:table-cell office:value-type="float" office:value="11.3">
                <text:p>11.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De 60 a 64 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De 65 y más </text:p>
              </table:table-cell>
              <table:table-cell office:value-type="float" office:value="5.2">
                <text:p>5.2</text:p>
              </table:table-cell>
              <table:table-cell office:value-type="float" office:value="9.3">
                <text:p>9.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4011449813843pt" style:font-family-asian="'MS Gothic'" style:font-family-generic-asian="system" style:font-pitch-asian="variable" style:font-size-asian="15.4011449813843pt" style:font-family-complex="Tahoma" style:font-family-generic-complex="system" style:font-pitch-complex="variable" style:font-size-complex="15.401144981384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7.10052824020386pt" style:font-family-asian="'MS Gothic'" style:font-family-generic-asian="system" style:font-pitch-asian="variable" style:font-size-asian="7.10052824020386pt" style:font-family-complex="Tahoma" style:font-family-generic-complex="system" style:font-pitch-complex="variable" style:font-size-complex="7.10052824020386pt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7" style:family="chart">
      <style:chart-properties chart:symbol-type="automatic" chart:symbol-width="0.124cm" chart:symbol-height="0.124cm"/>
      <style:graphic-properties draw:fill-color="#9999ff"/>
      <style:text-properties fo:font-family="Arial" style:font-family-generic="swiss" style:font-pitch="variable" fo:font-size="7.09999990463257pt" style:font-family-asian="'MS Gothic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8" style:family="chart">
      <style:chart-properties chart:symbol-type="automatic" chart:symbol-width="0.124cm" chart:symbol-height="0.124cm"/>
      <style:graphic-properties svg:stroke-color="#993366" draw:fill-color="#993366"/>
      <style:text-properties fo:font-family="Arial" style:font-family-generic="swiss" style:font-pitch="variable" fo:font-size="7.09999990463257pt" style:font-family-asian="'MS Gothic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442cm" svg:height="8.319cm" chart:class="chart:bar" chart:style-name="ch1">
        <chart:title svg:x="1.283cm" svg:y="0.167cm" chart:style-name="ch2">
          <text:p>Porcentaje divorcios por duración matrimonio</text:p>
        </chart:title>
        <chart:legend chart:legend-position="end" svg:x="10.725cm" svg:y="3.756cm" chart:style-name="ch3"/>
        <chart:plot-area chart:style-name="ch4" table:cell-range-address="Hoja1.A146:Hoja1.A152 Hoja1.C145:Hoja1.D152" chart:data-source-has-labels="both" svg:x="0.268cm" svg:y="1.104cm" svg:width="9.922cm" svg:height="7.048cm">
          <chart:axis chart:dimension="x" chart:name="primary-x" chart:style-name="ch5">
            <chart:categories table:cell-range-address="Hoja1.A147:Hoja1.A152"/>
          </chart:axis>
          <chart:axis chart:dimension="y" chart:name="primary-y" chart:style-name="ch6">
            <chart:grid chart:class="major"/>
          </chart:axis>
          <chart:series chart:style-name="ch7" chart:values-cell-range-address="Hoja1.C146:Hoja1.C152" chart:label-cell-address="Hoja1.C145:Hoja1.C145" chart:class="chart:bar">
            <chart:data-point chart:repeated="7"/>
          </chart:series>
          <chart:series chart:style-name="ch8" chart:values-cell-range-address="Hoja1.D146:Hoja1.D152" chart:label-cell-address="Hoja1.D145:Hoja1.D145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145:Hoja1.C145">Porcentaje</text:p>
              </table:table-cell>
              <table:table-cell office:value-type="string">
                <text:p text:id="Hoja1.D145:Hoja1.D145">Porcentaje acum.</text:p>
              </table:table-cell>
            </table:table-row>
          </table:table-header-rows>
          <table:table-rows>
            <table:table-row>
              <table:table-cell office:value-type="string">
                <text:p text:id="Hoja1.A147:Hoja1.A152">1 a 2 años </text:p>
              </table:table-cell>
              <table:table-cell office:value-type="float" office:value="0.0866325911808022">
                <text:p text:id="Hoja1.C146:Hoja1.C152">0.0866325911808022</text:p>
              </table:table-cell>
              <table:table-cell office:value-type="float" office:value="0.0866325911808022">
                <text:p text:id="Hoja1.D146:Hoja1.D152">0.0866325911808022</text:p>
              </table:table-cell>
            </table:table-row>
            <table:table-row>
              <table:table-cell office:value-type="string">
                <text:p>3 a 5 años </text:p>
              </table:table-cell>
              <table:table-cell office:value-type="float" office:value="5.99064368015247">
                <text:p>5.99064368015247</text:p>
              </table:table-cell>
              <table:table-cell office:value-type="float" office:value="6.07727627133328">
                <text:p>6.07727627133328</text:p>
              </table:table-cell>
            </table:table-row>
            <table:table-row>
              <table:table-cell office:value-type="string">
                <text:p>6 a 10 años </text:p>
              </table:table-cell>
              <table:table-cell office:value-type="float" office:value="15.1549279505617">
                <text:p>15.1549279505617</text:p>
              </table:table-cell>
              <table:table-cell office:value-type="float" office:value="21.2322042218949">
                <text:p>21.2322042218949</text:p>
              </table:table-cell>
            </table:table-row>
            <table:table-row>
              <table:table-cell office:value-type="string">
                <text:p>11 a 15 años </text:p>
              </table:table-cell>
              <table:table-cell office:value-type="float" office:value="22.0364434433567">
                <text:p>22.0364434433567</text:p>
              </table:table-cell>
              <table:table-cell office:value-type="float" office:value="43.2686476652517">
                <text:p>43.2686476652517</text:p>
              </table:table-cell>
            </table:table-row>
            <table:table-row>
              <table:table-cell office:value-type="string">
                <text:p>16 a 19 años </text:p>
              </table:table-cell>
              <table:table-cell office:value-type="float" office:value="17.6167374166161">
                <text:p>17.6167374166161</text:p>
              </table:table-cell>
              <table:table-cell office:value-type="float" office:value="60.8853850818678">
                <text:p>60.8853850818678</text:p>
              </table:table-cell>
            </table:table-row>
            <table:table-row>
              <table:table-cell office:value-type="string">
                <text:p>20 y más años </text:p>
              </table:table-cell>
              <table:table-cell office:value-type="float" office:value="10.9301452539779">
                <text:p>10.9301452539779</text:p>
              </table:table-cell>
              <table:table-cell office:value-type="float" office:value="71.8155303358457">
                <text:p>71.8155303358457</text:p>
              </table:table-cell>
            </table:table-row>
            <table:table-row>
              <table:table-cell office:value-type="string"/>
              <table:table-cell office:value-type="float" office:value="28.1844696641543">
                <text:p>28.184469664154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3011407852173pt" style:font-family-asian="'MS Gothic'" style:font-family-generic-asian="system" style:font-pitch-asian="variable" style:font-size-asian="15.3011407852173pt" style:font-family-complex="Tahoma" style:font-family-generic-complex="system" style:font-pitch-complex="variable" style:font-size-complex="15.301140785217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7.00052165985107pt" style:font-family-asian="'MS Gothic'" style:font-family-generic-asian="system" style:font-pitch-asian="variable" style:font-size-asian="7.00052165985107pt" style:font-family-complex="Tahoma" style:font-family-generic-complex="system" style:font-pitch-complex="variable" style:font-size-complex="7.00052165985107pt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7" style:family="chart">
      <style:chart-properties chart:symbol-type="automatic" chart:symbol-width="0.122cm" chart:symbol-height="0.122cm"/>
      <style:graphic-properties draw:fill-color="#9999ff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chart-properties chart:symbol-type="automatic" chart:symbol-width="0.122cm" chart:symbol-height="0.122cm"/>
      <style:graphic-properties svg:stroke-color="#993366" draw:fill-color="#993366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415cm" svg:height="8.266cm" chart:class="chart:bar" chart:style-name="ch1">
        <chart:title svg:x="1.302cm" svg:y="0.165cm" chart:style-name="ch2">
          <text:p>Porcentaje divorcios por duración matrimonio</text:p>
        </chart:title>
        <chart:legend chart:legend-position="end" svg:x="10.747cm" svg:y="3.73cm" chart:style-name="ch3"/>
        <chart:plot-area chart:style-name="ch4" table:cell-range-address="Hoja1.A182:Hoja1.A188 Hoja1.C181:Hoja1.D188" chart:data-source-has-labels="both" svg:x="0.268cm" svg:y="1.089cm" svg:width="9.944cm" svg:height="7.012cm">
          <chart:axis chart:dimension="x" chart:name="primary-x" chart:style-name="ch5">
            <chart:categories table:cell-range-address="Hoja1.A183:Hoja1.A188"/>
          </chart:axis>
          <chart:axis chart:dimension="y" chart:name="primary-y" chart:style-name="ch6">
            <chart:grid chart:class="major"/>
          </chart:axis>
          <chart:series chart:style-name="ch7" chart:values-cell-range-address="Hoja1.C182:Hoja1.C188" chart:label-cell-address="Hoja1.C181:Hoja1.C181" chart:class="chart:bar">
            <chart:data-point chart:repeated="7"/>
          </chart:series>
          <chart:series chart:style-name="ch8" chart:values-cell-range-address="Hoja1.D182:Hoja1.D188" chart:label-cell-address="Hoja1.D181:Hoja1.D18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181:Hoja1.C181">Porcentaje</text:p>
              </table:table-cell>
              <table:table-cell office:value-type="string">
                <text:p text:id="Hoja1.D181:Hoja1.D181">Porcentaje acum.</text:p>
              </table:table-cell>
            </table:table-row>
          </table:table-header-rows>
          <table:table-rows>
            <table:table-row>
              <table:table-cell office:value-type="string">
                <text:p text:id="Hoja1.A183:Hoja1.A188">6 a 10 años </text:p>
              </table:table-cell>
              <table:table-cell office:value-type="float" office:value="28.1844696641543">
                <text:p text:id="Hoja1.C182:Hoja1.C188">28.1844696641543</text:p>
              </table:table-cell>
              <table:table-cell office:value-type="float" office:value="28.1844696641543">
                <text:p text:id="Hoja1.D182:Hoja1.D188">28.1844696641543</text:p>
              </table:table-cell>
            </table:table-row>
            <table:table-row>
              <table:table-cell office:value-type="string">
                <text:p>11 a 15 años </text:p>
              </table:table-cell>
              <table:table-cell office:value-type="float" office:value="22.0364434433567">
                <text:p>22.0364434433567</text:p>
              </table:table-cell>
              <table:table-cell office:value-type="float" office:value="50.220913107511">
                <text:p>50.220913107511</text:p>
              </table:table-cell>
            </table:table-row>
            <table:table-row>
              <table:table-cell office:value-type="string">
                <text:p>3 a 5 años </text:p>
              </table:table-cell>
              <table:table-cell office:value-type="float" office:value="17.6167374166161">
                <text:p>17.6167374166161</text:p>
              </table:table-cell>
              <table:table-cell office:value-type="float" office:value="67.8376505241272">
                <text:p>67.8376505241272</text:p>
              </table:table-cell>
            </table:table-row>
            <table:table-row>
              <table:table-cell office:value-type="string">
                <text:p>16 a 19 años </text:p>
              </table:table-cell>
              <table:table-cell office:value-type="float" office:value="15.1549279505617">
                <text:p>15.1549279505617</text:p>
              </table:table-cell>
              <table:table-cell office:value-type="float" office:value="82.9925784746889">
                <text:p>82.9925784746889</text:p>
              </table:table-cell>
            </table:table-row>
            <table:table-row>
              <table:table-cell office:value-type="string">
                <text:p>1 a 2 años </text:p>
              </table:table-cell>
              <table:table-cell office:value-type="float" office:value="10.9301452539779">
                <text:p>10.9301452539779</text:p>
              </table:table-cell>
              <table:table-cell office:value-type="float" office:value="93.9227237286667">
                <text:p>93.9227237286667</text:p>
              </table:table-cell>
            </table:table-row>
            <table:table-row>
              <table:table-cell office:value-type="string">
                <text:p>Menos de 1 año </text:p>
              </table:table-cell>
              <table:table-cell office:value-type="float" office:value="5.99064368015247">
                <text:p>5.99064368015247</text:p>
              </table:table-cell>
              <table:table-cell office:value-type="float" office:value="99.9133674088192">
                <text:p>99.9133674088192</text:p>
              </table:table-cell>
            </table:table-row>
            <table:table-row>
              <table:table-cell office:value-type="string"/>
              <table:table-cell office:value-type="float" office:value="0.0866325911808022">
                <text:p>0.086632591180802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4.0010375976563pt" style:font-family-asian="'MS Gothic'" style:font-family-generic-asian="system" style:font-pitch-asian="variable" style:font-size-asian="14.0010375976563pt" style:font-family-complex="Tahoma" style:font-family-generic-complex="system" style:font-pitch-complex="variable" style:font-size-complex="14.0010375976563pt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6" style:family="chart">
      <style:chart-properties chart:symbol-type="automatic" chart:symbol-width="0.15cm" chart:symbol-height="0.15cm"/>
      <style:graphic-properties svg:stroke-color="#9999ff" draw:fill-color="#9999ff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498cm" svg:height="7.548cm" chart:class="chart:line" chart:style-name="ch1">
        <chart:title svg:x="4.254cm" svg:y="0.15cm" chart:style-name="ch2">
          <text:p>Población Illes Balears</text:p>
        </chart:title>
        <chart:plot-area chart:style-name="ch3" table:cell-range-address="Hoja1.A219:Hoja1.B228" chart:data-source-has-labels="column" svg:x="0.268cm" svg:y="1cm" svg:width="12.961cm" svg:height="6.397cm">
          <chart:axis chart:dimension="x" chart:name="primary-x" chart:style-name="ch4">
            <chart:categories table:cell-range-address="Hoja1.A219:Hoja1.A228"/>
          </chart:axis>
          <chart:axis chart:dimension="y" chart:name="primary-y" chart:style-name="ch5">
            <chart:grid chart:class="major"/>
          </chart:axis>
          <chart:series chart:style-name="ch6" chart:values-cell-range-address="Hoja1.B219:Hoja1.B228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219:Hoja1.A228">1996</text:p>
              </table:table-cell>
              <table:table-cell office:value-type="float" office:value="760379">
                <text:p text:id="Hoja1.B219:Hoja1.B228">76037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96483">
                <text:p>79648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21820">
                <text:p>82182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45630">
                <text:p>8456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78627">
                <text:p>87862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16968">
                <text:p>91696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47361">
                <text:p>94736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55045">
                <text:p>95504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83131">
                <text:p>98313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01062">
                <text:p>10010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1.52cm" svg:height="7cm" chart:class="chart:circle" chart:style-name="ch1">
        <chart:title svg:x="0.468cm" svg:y="0.141cm" chart:style-name="ch2">
          <text:p>Porcentaje de divorcios según duración del matrimonio</text:p>
        </chart:title>
        <chart:legend chart:legend-position="end" svg:x="8.523cm" svg:y="1.911cm" chart:style-name="ch3"/>
        <chart:plot-area chart:style-name="ch4" table:cell-range-address="Hoja1.H146:Hoja1.H152 Hoja1.J146:Hoja1.J152" chart:data-source-has-labels="column" svg:x="0.23cm" svg:y="0.784cm" svg:width="8.064cm" svg:height="5.936cm">
          <chart:axis chart:dimension="x" chart:name="primary-x" chart:style-name="ch5">
            <chart:categories table:cell-range-address="Hoja1.H146:Hoja1.H1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J146:Hoja1.J15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 text:id="Hoja1.H146:Hoja1.H152">Menos de 1 año </text:p>
              </table:table-cell>
              <table:table-cell office:value-type="float" office:value="0.0866325911808022">
                <text:p text:id="Hoja1.J146:Hoja1.J152">0.0866325911808022</text:p>
              </table:table-cell>
            </table:table-row>
            <table:table-row>
              <table:table-cell office:value-type="string">
                <text:p>1 a 2 años </text:p>
              </table:table-cell>
              <table:table-cell office:value-type="float" office:value="5.99064368015247">
                <text:p>5.99064368015247</text:p>
              </table:table-cell>
            </table:table-row>
            <table:table-row>
              <table:table-cell office:value-type="string">
                <text:p>3 a 5 años </text:p>
              </table:table-cell>
              <table:table-cell office:value-type="float" office:value="15.1549279505617">
                <text:p>15.1549279505617</text:p>
              </table:table-cell>
            </table:table-row>
            <table:table-row>
              <table:table-cell office:value-type="string">
                <text:p>6 a 10 años </text:p>
              </table:table-cell>
              <table:table-cell office:value-type="float" office:value="22.0364434433567">
                <text:p>22.0364434433567</text:p>
              </table:table-cell>
            </table:table-row>
            <table:table-row>
              <table:table-cell office:value-type="string">
                <text:p>11 a 15 años </text:p>
              </table:table-cell>
              <table:table-cell office:value-type="float" office:value="17.6167374166161">
                <text:p>17.6167374166161</text:p>
              </table:table-cell>
            </table:table-row>
            <table:table-row>
              <table:table-cell office:value-type="string">
                <text:p>16 a 19 años </text:p>
              </table:table-cell>
              <table:table-cell office:value-type="float" office:value="10.9301452539779">
                <text:p>10.9301452539779</text:p>
              </table:table-cell>
            </table:table-row>
            <table:table-row>
              <table:table-cell office:value-type="string">
                <text:p>20 y más años </text:p>
              </table:table-cell>
              <table:table-cell office:value-type="float" office:value="28.1844696641543">
                <text:p>28.18446966415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